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k perform</text:p>
          </table:table-cell>
        </table:table-row>
        <table:table-row table:style-name="ro2">
          <table:table-cell office:value-type="string" calcext:value-type="string">
            <text:p>7<text:span text:style-name="T1">th</text:span> nov 16</text:p>
          </table:table-cell>
          <table:table-cell office:value-type="string" calcext:value-type="string">
            <text:p>learn about</text:p>
            <text:p>Kernal</text:p>
            <text:p>Shell</text:p>
            <text:p>And commands</text:p>
            <text:p>Ls,cd,man,mkdir</text:p>
          </table:table-cell>
        </table:table-row>
        <table:table-row table:style-name="ro3">
          <table:table-cell office:value-type="string" calcext:value-type="string">
            <text:p>8<text:span text:style-name="T1">th</text:span> nov 16</text:p>
          </table:table-cell>
          <table:table-cell office:value-type="string" calcext:value-type="string">
            <text:p>learn about </text:p>
            <text:p>Linux directory structure</text:p>
            <text:p>And commands like</text:p>
            <text:p>Cnmod,ls -a,ls-l,cp,mv,touch,lsb_release</text:p>
            <text:p>Rm,rmdir,rm -r,reboot,cat and cat with diiferent operation</text:p>
            <text:p/>
          </table:table-cell>
        </table:table-row>
        <table:table-row table:style-name="ro4">
          <table:table-cell office:value-type="string" calcext:value-type="string">
            <text:p>9<text:span text:style-name="T1">th</text:span> nov 16</text:p>
          </table:table-cell>
          <table:table-cell office:value-type="string" calcext:value-type="string">
            <text:p>learn command like</text:p>
            <text:p>Ps,kill,gzip,whoami,free,head,tail,</text:p>
            <text:p>And Vi editor</text:p>
            <text:p>And perform practical on file using vi editor -</text:p>
            <text:p> Edit,delete,save,quit without save,open file in read mode only and any more.</text:p>
            <text:p>Make account on github and create repository and perform </text:p>
            <text:p>1. Study basic theoretical about Git. what is git and why it is used</text:p>
            <text:p>2. Create account on github</text:p>
            <text:p>3. Create new repostiory</text:p>
            <text:p>4. Do practical of: Git init, clone, commit, push, pull, add, delete, stat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5:50:40.344089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0:07:56.398171477</meta:creation-date>
    <dc:date>2016-11-09T15:55:47.800985647</dc:date>
    <meta:editing-duration>PT1H40M56S</meta:editing-duration>
    <meta:editing-cycles>4</meta:editing-cycles>
    <meta:generator>LibreOffice/4.4.2.2$Linux_x86 LibreOffice_project/40m0$Build-2</meta:generator>
    <meta:document-statistic meta:table-count="1" meta:cell-count="8" meta:object-count="0"/>
  </office:meta>
</office:document-meta>
</file>